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1146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 todas as localizações apanha o gateway esculca, mas mais no retail park.</text:p>
          </table:table-cell>
          <table:table-cell table:number-columns-repeated="9"/>
          <table:table-cell table:style-name="ce2" office:value-type="string" calcext:value-type="string">
            <text:p>Zonas</text:p>
          </table:table-cell>
          <table:table-cell table:style-name="ce2" office:value-type="string" calcext:value-type="string">
            <text:p>Coordenadas</text:p>
          </table:table-cell>
          <table:table-cell table:style-name="ce6" office:value-type="string" calcext:value-type="string" table:number-columns-spanned="2" table:number-rows-spanned="1">
            <text:p>Distância</text:p>
          </table:table-cell>
          <table:covered-table-cell/>
          <table:table-cell table:style-name="ce2" office:value-type="string" calcext:value-type="string">
            <text:p>Gateways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arque ua</text:p>
          </table:table-cell>
          <table:table-cell office:value-type="string" calcext:value-type="string">
            <text:p>(40.628879, -8.654914)</text:p>
          </table:table-cell>
          <table:table-cell table:style-name="ce13" office:value-type="string" calcext:value-type="string" table:number-columns-spanned="2" table:number-rows-spanned="1">
            <text:p>1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 sftx = 0</text:p>
          </table:table-cell>
          <table:table-cell table:number-columns-repeated="11"/>
          <table:table-cell table:style-name="ce13" office:value-type="string" calcext:value-type="string" table:number-columns-spanned="2" table:number-rows-spanned="1">
            <text:p>7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/>
          <table:table-cell office:value-type="string" calcext:value-type="string">
            <text:p>Casa Avós</text:p>
          </table:table-cell>
          <table:table-cell office:value-type="string" calcext:value-type="string">
            <text:p>(40.635730, -8.649413)</text:p>
          </table:table-cell>
          <table:table-cell table:style-name="ce13" office:value-type="string" calcext:value-type="string" table:number-columns-spanned="2" table:number-rows-spanned="1">
            <text:p>67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89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8:.E8]);2)" office:value-type="float" office:value="-111" calcext:value-type="float">
            <text:p>-11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3" table:formula="of:=ROUND(AVERAGE([.G8:.I8]);2)" office:value-type="float" office:value="0.5" calcext:value-type="float">
            <text:p>0.5</text:p>
          </table:table-cell>
          <table:table-cell/>
          <table:table-cell office:value-type="string" calcext:value-type="string">
            <text:p>Casa Ana</text:p>
          </table:table-cell>
          <table:table-cell office:value-type="string" calcext:value-type="string">
            <text:p>(40.645125, -8.646409)</text:p>
          </table:table-cell>
          <table:table-cell table:style-name="ce13" office:value-type="string" calcext:value-type="string" table:number-columns-spanned="2" table:number-rows-spanned="1">
            <text:p>50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15" calcext:value-type="float">
            <text:p>-115</text:p>
          </table:table-cell>
          <table:table-cell table:style-name="ce4" office:value-type="float" office:value="-116" calcext:value-type="float">
            <text:p>-116</text:p>
          </table:table-cell>
          <table:table-cell table:style-name="ce5" table:formula="of:=ROUND(AVERAGE([.C10:.E10]);2)" office:value-type="float" office:value="-115.67" calcext:value-type="float">
            <text:p>-115.67</text:p>
          </table:table-cell>
          <table:table-cell table:style-name="ce4" office:value-type="float" office:value="-11.25" calcext:value-type="float">
            <text:p>-11.25</text:p>
          </table:table-cell>
          <table:table-cell table:style-name="ce4" office:value-type="float" office:value="-12.5" calcext:value-type="float">
            <text:p>-12.5</text:p>
          </table:table-cell>
          <table:table-cell table:style-name="ce4" office:value-type="float" office:value="-16.5" calcext:value-type="float">
            <text:p>-16.5</text:p>
          </table:table-cell>
          <table:table-cell table:style-name="ce5" table:formula="of:=ROUND(AVERAGE([.G10:.I10]);2)" office:value-type="float" office:value="-13.42" calcext:value-type="float">
            <text:p>-13.42</text:p>
          </table:table-cell>
          <table:table-cell/>
          <table:table-cell office:value-type="string" calcext:value-type="string">
            <text:p>Parque das Exposições</text:p>
          </table:table-cell>
          <table:table-cell office:value-type="string" calcext:value-type="string">
            <text:p>(40.634254, -8.634108)</text:p>
          </table:table-cell>
          <table:table-cell table:style-name="ce13" office:value-type="string" calcext:value-type="string" table:number-columns-spanned="2" table:number-rows-spanned="1">
            <text:p>1.7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11"/>
          <table:table-cell table:style-name="ce13" office:value-type="string" calcext:value-type="string" table:number-columns-spanned="2" table:number-rows-spanned="1">
            <text:p>1.9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/>
          <table:table-cell office:value-type="string" calcext:value-type="string">
            <text:p>Casa João</text:p>
          </table:table-cell>
          <table:table-cell office:value-type="string" calcext:value-type="string">
            <text:p>(40.653614,-8.625037)</text:p>
          </table:table-cell>
          <table:table-cell table:style-name="ce13" office:value-type="string" calcext:value-type="string" table:number-columns-spanned="2" table:number-rows-spanned="1">
            <text:p>2.6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4" calcext:value-type="float">
            <text:p>-114</text:p>
          </table:table-cell>
          <table:table-cell table:style-name="ce5" table:formula="of:=ROUND(AVERAGE([.C13:.E13]);2)" office:value-type="float" office:value="-114.67" calcext:value-type="float">
            <text:p>-114.67</text:p>
          </table:table-cell>
          <table:table-cell office:value-type="float" office:value="-13.75" calcext:value-type="float">
            <text:p>-13.75</text:p>
          </table:table-cell>
          <table:table-cell office:value-type="float" office:value="-17.5" calcext:value-type="float">
            <text:p>-17.5</text:p>
          </table:table-cell>
          <table:table-cell office:value-type="float" office:value="-13.25" calcext:value-type="float">
            <text:p>-13.25</text:p>
          </table:table-cell>
          <table:table-cell table:style-name="ce5" table:formula="of:=ROUND(AVERAGE([.G13:.I13]);2)" office:value-type="float" office:value="-14.83" calcext:value-type="float">
            <text:p>-14.83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3.7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quário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8" calcext:value-type="float">
            <text:p>-108</text:p>
          </table:table-cell>
          <table:table-cell table:style-name="ce5" table:formula="of:=ROUND(AVERAGE([.C14:.E14]);2)" office:value-type="float" office:value="-104.67" calcext:value-type="float">
            <text:p>-104.67</text:p>
          </table:table-cell>
          <table:table-cell office:value-type="float" office:value="-5.75" calcext:value-type="float">
            <text:p>-5.7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table:style-name="ce5" table:formula="of:=ROUND(AVERAGE([.G14:.I14]);2)" office:value-type="float" office:value="0.75" calcext:value-type="float">
            <text:p>0.75</text:p>
          </table:table-cell>
          <table:table-cell/>
          <table:table-cell office:value-type="string" calcext:value-type="string">
            <text:p>Retail Park</text:p>
          </table:table-cell>
          <table:table-cell office:value-type="string" calcext:value-type="string">
            <text:p>(40.643013, -8.604755)</text:p>
          </table:table-cell>
          <table:table-cell table:style-name="ce13" office:value-type="string" calcext:value-type="string" table:number-columns-spanned="2" table:number-rows-spanned="1">
            <text:p>3.8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13" office:value-type="string" calcext:value-type="string" table:number-columns-spanned="2" table:number-rows-spanned="1">
            <text:p>4.6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 calcext:value-type="string">
            <text:p>Aquario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3"/>
          <table:table-cell table:number-columns-spanned="2" table:number-rows-spanned="1"/>
          <table:covered-table-cell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/>
          <table:table-cell office:value-type="string" calcext:value-type="string">
            <text:p>ua2-gateway-edificio3</text:p>
          </table:table-cell>
          <table:table-cell office:value-type="string" calcext:value-type="string">
            <text:p>40.63494946819479, -8.6572802066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style-name="ce3" table:formula="of:=ROUND(AVERAGE([.C20:.E20]);2)" office:value-type="float" office:value="-86" calcext:value-type="float">
            <text:p>-86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table:style-name="ce3" table:formula="of:=ROUND(AVERAGE([.G20:.I20]);2)" office:value-type="float" office:value="7.33" calcext:value-type="float">
            <text:p>7.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4" office:value-type="float" office:value="-121" calcext:value-type="float">
            <text:p>-121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21" calcext:value-type="float">
            <text:p>-121</text:p>
          </table:table-cell>
          <table:table-cell table:style-name="ce5" table:formula="of:=ROUND(AVERAGE([.C21:.E21]);2)" office:value-type="float" office:value="-120.67" calcext:value-type="float">
            <text:p>-120.67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3.5" calcext:value-type="float">
            <text:p>-13.5</text:p>
          </table:table-cell>
          <table:table-cell table:style-name="ce5" table:formula="of:=ROUND(AVERAGE([.G21:.I21]);2)" office:value-type="float" office:value="-15.83" calcext:value-type="float">
            <text:p>-15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22:.E22]);2)" office:value-type="float" office:value="-117.33" calcext:value-type="float">
            <text:p>-117.33</text:p>
          </table:table-cell>
          <table:table-cell table:style-name="ce4" office:value-type="float" office:value="-7.2" calcext:value-type="float">
            <text:p>-7.2</text:p>
          </table:table-cell>
          <table:table-cell office:value-type="float" office:value="-6.5" calcext:value-type="float">
            <text:p>-6.5</text:p>
          </table:table-cell>
          <table:table-cell office:value-type="float" office:value="-8.8" calcext:value-type="float">
            <text:p>-8.8</text:p>
          </table:table-cell>
          <table:table-cell table:style-name="ce3" table:formula="of:=ROUND(AVERAGE([.G22:.I22]);2)" office:value-type="float" office:value="-7.5" calcext:value-type="float">
            <text:p>-7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24:.E24]);2)" office:value-type="float" office:value="-119.67" calcext:value-type="float">
            <text:p>-119.67</text:p>
          </table:table-cell>
          <table:table-cell office:value-type="float" office:value="-13" calcext:value-type="float">
            <text:p>-13</text:p>
          </table:table-cell>
          <table:table-cell office:value-type="float" office:value="-12.2" calcext:value-type="float">
            <text:p>-12.2</text:p>
          </table:table-cell>
          <table:table-cell office:value-type="float" office:value="-11" calcext:value-type="float">
            <text:p>-11</text:p>
          </table:table-cell>
          <table:table-cell table:style-name="ce3" table:formula="of:=ROUND(AVERAGE([.G24:.I24]);2)" office:value-type="float" office:value="-12.07" calcext:value-type="float">
            <text:p>-12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12" calcext:value-type="float">
            <text:p>-112</text:p>
          </table:table-cell>
          <table:table-cell table:style-name="ce3" table:formula="of:=ROUND(AVERAGE([.C25:.E25]);2)" office:value-type="float" office:value="-111.67" calcext:value-type="float">
            <text:p>-111.67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style-name="ce3" table:formula="of:=ROUND(AVERAGE([.G25:.I25]);2)" office:value-type="float" office:value="1.77" calcext:value-type="float">
            <text:p>1.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26:.E26]);2)" office:value-type="float" office:value="-114.67" calcext:value-type="float">
            <text:p>-114.67</text:p>
          </table:table-cell>
          <table:table-cell office:value-type="float" office:value="-2.2" calcext:value-type="float">
            <text:p>-2.2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26:.I26]);2)" office:value-type="float" office:value="-0.13" calcext:value-type="float">
            <text:p>-0.13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4:.E34]);2)" office:value-type="float" office:value="-115.33" calcext:value-type="float">
            <text:p>-115.33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4" calcext:value-type="float">
            <text:p>-14</text:p>
          </table:table-cell>
          <table:table-cell table:style-name="ce3" table:formula="of:=ROUND(AVERAGE([.G34:.I34]);2)" office:value-type="float" office:value="-14.83" calcext:value-type="float">
            <text:p>-14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03" calcext:value-type="float">
            <text:p>-103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style-name="ce3" table:formula="of:=ROUND(AVERAGE([.C35:.E35]);2)" office:value-type="float" office:value="-107" calcext:value-type="float">
            <text:p>-10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style-name="ce3" table:formula="of:=ROUND(AVERAGE([.G35:.I35]);2)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8" calcext:value-type="float">
            <text:p>-118</text:p>
          </table:table-cell>
          <table:table-cell table:style-name="ce3" table:formula="of:=ROUND(AVERAGE([.C42:.E42]);2)" office:value-type="float" office:value="-119" calcext:value-type="float">
            <text:p>-119</text:p>
          </table:table-cell>
          <table:table-cell table:style-name="ce4" office:value-type="float" office:value="-8.5" calcext:value-type="float">
            <text:p>-8.5</text:p>
          </table:table-cell>
          <table:table-cell table:style-name="ce4" office:value-type="float" office:value="-16.2" calcext:value-type="float">
            <text:p>-16.2</text:p>
          </table:table-cell>
          <table:table-cell table:style-name="ce4" office:value-type="float" office:value="-10.8" calcext:value-type="float">
            <text:p>-10.8</text:p>
          </table:table-cell>
          <table:table-cell table:style-name="ce3" table:formula="of:=ROUND(AVERAGE([.G42:.I42]);2)" office:value-type="float" office:value="-11.83" calcext:value-type="float">
            <text:p>-11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table:style-name="ce3" table:formula="of:=ROUND(AVERAGE([.C43:.E43]);2)" office:value-type="float" office:value="-112" calcext:value-type="float">
            <text:p>-112</text:p>
          </table:table-cell>
          <table:table-cell table:style-name="ce4" office:value-type="float" office:value="-4.2" calcext:value-type="float">
            <text:p>-4.2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43:.I43]);2)" office:value-type="float" office:value="-0.07" calcext:value-type="float">
            <text:p>-0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44:.E44]);2)" office:value-type="float" office:value="-115.67" calcext:value-type="float">
            <text:p>-115.67</text:p>
          </table:table-cell>
          <table:table-cell office:value-type="float" office:value="-3" calcext:value-type="float">
            <text:p>-3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style-name="ce3" table:formula="of:=ROUND(AVERAGE([.G44:.I44]);2)" office:value-type="float" office:value="1.27" calcext:value-type="float">
            <text:p>1.2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52:.E52]);2)" office:value-type="float" office:value="-115.33" calcext:value-type="float">
            <text:p>-115.33</text:p>
          </table:table-cell>
          <table:table-cell office:value-type="float" office:value="-6" calcext:value-type="float">
            <text:p>-6</text:p>
          </table:table-cell>
          <table:table-cell office:value-type="float" office:value="-12.75" calcext:value-type="float">
            <text:p>-12.75</text:p>
          </table:table-cell>
          <table:table-cell office:value-type="float" office:value="-8.5" calcext:value-type="float">
            <text:p>-8.5</text:p>
          </table:table-cell>
          <table:table-cell table:style-name="ce3" table:formula="of:=ROUND(AVERAGE([.G52:.I52]);2)" office:value-type="float" office:value="-9.08" calcext:value-type="float">
            <text:p>-9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5" calcext:value-type="float">
            <text:p>-105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53:.E53]);2)" office:value-type="float" office:value="-108.67" calcext:value-type="float">
            <text:p>-108.67</text:p>
          </table:table-cell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style-name="ce3" table:formula="of:=ROUND(AVERAGE([.G53:.I53]);2)"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9" calcext:value-type="float">
            <text:p>-119</text:p>
          </table:table-cell>
          <table:table-cell table:style-name="ce3" table:formula="of:=ROUND(AVERAGE([.C60:.E60]);2)" office:value-type="float" office:value="-119.33" calcext:value-type="float">
            <text:p>-119.33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9.2" calcext:value-type="float">
            <text:p>-9.2</text:p>
          </table:table-cell>
          <table:table-cell table:style-name="ce3" table:formula="of:=ROUND(AVERAGE([.G60:.I60]);2)" office:value-type="float" office:value="-11.8" calcext:value-type="float">
            <text:p>-11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5" calcext:value-type="float">
            <text:p>-115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1:.E61]);2)" office:value-type="float" office:value="-113.67" calcext:value-type="float">
            <text:p>-113.67</text:p>
          </table:table-cell>
          <table:table-cell office:value-type="float" office:value="0.2" calcext:value-type="float">
            <text:p>0.2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.5</text:p>
          </table:table-cell>
          <table:table-cell table:style-name="ce3" table:formula="of:=ROUND(AVERAGE([.G61:.I61]);2)" office:value-type="float" office:value="-1.43" calcext:value-type="float">
            <text:p>-1.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table:style-name="ce3" table:formula="of:=ROUND(AVERAGE([.C62:.E62]);2)" office:value-type="float" office:value="-115.33" calcext:value-type="float">
            <text:p>-115.33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62:.I62]);2)" office:value-type="float" office:value="-0.23" calcext:value-type="float">
            <text:p>-0.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8:.E68]);2)" office:value-type="float" office:value="-113.67" calcext:value-type="float">
            <text:p>-113.6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68:.I68]);2)" office:value-type="float" office:value="1.08" calcext:value-type="float">
            <text:p>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73:.E73]);2)" office:value-type="float" office:value="-116.67" calcext:value-type="float">
            <text:p>-116.67</text:p>
          </table:table-cell>
          <table:table-cell office:value-type="float" office:value="-11.5" calcext:value-type="float">
            <text:p>-11.5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2.25" calcext:value-type="float">
            <text:p>-12.25</text:p>
          </table:table-cell>
          <table:table-cell table:style-name="ce3" table:formula="of:=ROUND(AVERAGE([.G73:.I73]);2)" office:value-type="float" office:value="-11.5" calcext:value-type="float">
            <text:p>-11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7" calcext:value-type="float">
            <text:p>-107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74:.E74]);2)" office:value-type="float" office:value="-109.33" calcext:value-type="float">
            <text:p>-109.33</text:p>
          </table:table-cell>
          <table:table-cell office:value-type="float" office:value="6.75" calcext:value-type="float">
            <text:p>6.75</text:p>
          </table:table-cell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table:style-name="ce3" table:formula="of:=ROUND(AVERAGE([.G74:.I74]);2)" office:value-type="float" office:value="5.67" calcext:value-type="float">
            <text:p>5.6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95" calcext:value-type="float">
            <text:p>-95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style-name="ce3" table:formula="of:=ROUND(AVERAGE([.C79:.E79]);2)" office:value-type="float" office:value="-95.33" calcext:value-type="float">
            <text:p>-95.33</text:p>
          </table:table-cell>
          <table:table-cell office:value-type="float" office:value="12.5" calcext:value-type="float">
            <text:p>12.5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table:style-name="ce3" table:formula="of:=ROUND(AVERAGE([.G79:.I79]);2)"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81:.E81]);2)" office:value-type="float" office:value="-118.67" calcext:value-type="float">
            <text:p>-118.67</text:p>
          </table:table-cell>
          <table:table-cell table:style-name="ce4" office:value-type="float" office:value="-5.5" calcext:value-type="float">
            <text:p>-5.5</text:p>
          </table:table-cell>
          <table:table-cell office:value-type="float" office:value="-6.2" calcext:value-type="float">
            <text:p>-6.2</text:p>
          </table:table-cell>
          <table:table-cell office:value-type="float" office:value="-6.8" calcext:value-type="float">
            <text:p>-6.8</text:p>
          </table:table-cell>
          <table:table-cell table:style-name="ce3" table:formula="of:=ROUND(AVERAGE([.G81:.I81]);2)" office:value-type="float" office:value="-6.17" calcext:value-type="float">
            <text:p>-6.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21" calcext:value-type="float">
            <text:p>-12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84:.E84]);2)" office:value-type="float" office:value="-117.33" calcext:value-type="float">
            <text:p>-117.33</text:p>
          </table:table-cell>
          <table:table-cell office:value-type="float" office:value="-1.2" calcext:value-type="float">
            <text:p>-1.2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4:.I84]);2)" office:value-type="float" office:value="-0.97" calcext:value-type="float">
            <text:p>-0.9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85:.E85]);2)" office:value-type="float" office:value="-118.33" calcext:value-type="float">
            <text:p>-118.33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5:.I85]);2)" office:value-type="float" office:value="-2.13" calcext:value-type="float">
            <text:p>-2.1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style-name="ce3" table:formula="of:=ROUND(AVERAGE([.C92:.E92]);2)" office:value-type="float" office:value="-108.33" calcext:value-type="float">
            <text:p>-108.33</text:p>
          </table:table-cell>
          <table:table-cell office:value-type="float" office:value="4.25" calcext:value-type="float">
            <text:p>4.25</text:p>
          </table:table-cell>
          <table:table-cell office:value-type="float" office:value="6.25" calcext:value-type="float">
            <text:p>6.25</text:p>
          </table:table-cell>
          <table:table-cell office:value-type="float" office:value="4.25" calcext:value-type="float">
            <text:p>4.25</text:p>
          </table:table-cell>
          <table:table-cell table:style-name="ce3" table:formula="of:=ROUND(AVERAGE([.G92:.I92]);2)" office:value-type="float" office:value="4.92" calcext:value-type="float">
            <text:p>4.92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99:.E99]);2)" office:value-type="float" office:value="-113" calcext:value-type="float">
            <text:p>-113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99:.I99]);2)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100:.E100]);2)" office:value-type="float" office:value="-116.33" calcext:value-type="float">
            <text:p>-116.33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100:.I100]);2)" office:value-type="float" office:value="-1.07" calcext:value-type="float">
            <text:p>-1.0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João Ferreira</meta:initial-creator>
    <meta:creation-date>2022-01-18T14:17:37Z</meta:creation-date>
    <dc:date>2022-01-24T09:52:37.378859887</dc:date>
    <meta:editing-cycles>2</meta:editing-cycles>
    <meta:editing-duration>PT5M37S</meta:editing-duration>
    <meta:document-statistic meta:table-count="1" meta:cell-count="387" meta:object-count="0"/>
  </office:meta>
</office:document-meta>
</file>